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14f1"/>
    </style:style>
    <style:style style:name="P2" style:family="paragraph" style:parent-style-name="Standard">
      <style:text-properties fo:font-weight="bold" officeooo:rsid="000514f1" officeooo:paragraph-rsid="000514f1" style:font-weight-asian="bold" style:font-weight-complex="bold"/>
    </style:style>
    <style:style style:name="P3" style:family="paragraph" style:parent-style-name="Standard">
      <style:text-properties fo:font-weight="bold" officeooo:paragraph-rsid="000514f1" style:font-weight-asian="bold" style:font-weight-complex="bold"/>
    </style:style>
    <style:style style:name="T1" style:family="text">
      <style:text-properties officeooo:rsid="000514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/>Commands for : <text:s text:c="2"/>test</text:span></text:p>
      <text:p text:style-name="P1"><text:span text:style-name="T1"><text:s text:c="3"/>36 </text:span>ssh root@192.168.138.57</text:p>
      <text:p text:style-name="Standard"><text:s text:c="3"/>37 <text:s/>uhd_find_devices </text:p>
      <text:p text:style-name="Standard"><text:s text:c="3"/>38 <text:s/>uhd_usrp_probe </text:p>
      <text:p text:style-name="Standard"><text:s text:c="3"/>39 <text:s/>sudo sysctl -w net.core.wmem_max=2500000</text:p>
      <text:p text:style-name="Standard"><text:s text:c="3"/>40 <text:s/>sudo sysctl -w net.core.rmem_max=2500000</text:p>
      <text:p text:style-name="Standard"><text:s text:c="3"/>41 <text:s/>uhd_usrp_probe </text:p>
      <text:p text:style-name="Standard"><text:s text:c="3"/>42 <text:s/>cd</text:p>
      <text:p text:style-name="Standard"><text:s text:c="3"/>43 <text:s/>d /</text:p>
      <text:p text:style-name="Standard"><text:s text:c="3"/>44 <text:s/>cd /</text:p>
      <text:p text:style-name="Standard"><text:s text:c="3"/>45 <text:s/>cd /usr/local/lib/</text:p>
      <text:p text:style-name="Standard"><text:s text:c="3"/>46 <text:s/>ls</text:p>
      <text:p text:style-name="Standard"><text:s text:c="3"/>47 <text:s/>cd uhd/</text:p>
      <text:p text:style-name="Standard"><text:s text:c="3"/>48 <text:s/>ls</text:p>
      <text:p text:style-name="Standard"><text:s text:c="3"/>49 <text:s/>cd tests/</text:p>
      <text:p text:style-name="Standard"><text:s text:c="3"/>50 <text:s/>ls</text:p>
      <text:p text:style-name="Standard"><text:s text:c="3"/>51 <text:s/>cd ../uils</text:p>
      <text:p text:style-name="Standard"><text:s text:c="3"/>52 <text:s/>cd ../utils/</text:p>
      <text:p text:style-name="Standard"><text:s text:c="3"/>53 <text:s/>ls</text:p>
      <text:p text:style-name="Standard"><text:s text:c="3"/>54 <text:s/>cd ../</text:p>
      <text:p text:style-name="Standard"><text:s text:c="3"/>55 <text:s/>cd examples/</text:p>
      <text:p text:style-name="Standard"><text:s text:c="3"/>56 <text:s/>ls</text:p>
      <text:p text:style-name="Standard"><text:s text:c="3"/>57 <text:s/>cd ../</text:p>
      <text:p text:style-name="Standard"><text:s text:c="3"/>58 <text:s/>cd tests/</text:p>
      <text:p text:style-name="Standard"><text:s text:c="3"/>59 <text:s/>ls</text:p>
      <text:p text:style-name="Standard"><text:s text:c="3"/>60 <text:s/>./rx_streamer_test</text:p>
      <text:p text:style-name="Standard"><text:s text:c="3"/>61 <text:s/>./tx_streamer_test </text:p>
      <text:p text:style-name="Standard"><text:s text:c="3"/>62 <text:s/>ls</text:p>
      <text:p text:style-name="Standard"><text:s text:c="3"/>63 <text:s/>./link_test </text:p>
      <text:p text:style-name="Standard"><text:s text:c="3"/>64 <text:s/>./compat_test </text:p>
      <text:p text:style-name="Standard"><text:s text:c="3"/>65 <text:s/>./streamer_benchmark </text:p>
      <text:p text:style-name="Standard"><text:s text:c="3"/>66 <text:s/>cd <text:s/></text:p>
      <text:p text:style-name="Standard"><text:s text:c="3"/>67 <text:s/>uhd_usrp_probe </text:p>
      <text:p text:style-name="Standard"><text:s text:c="3"/>68 <text:s/>uhd_find_devices </text:p>
      <text:p text:style-name="Standard"><text:s text:c="3"/>69 <text:s/>uhd_usrp_probe </text:p>
      <text:p text:style-name="Standard"/>
      <text:p text:style-name="Standard"/>
      <text:p text:style-name="Standard"/>
      <text:p text:style-name="P2">Installation Firware in N310 USRP:</text:p>
      <text:p text:style-name="Standard">46 <text:s/>ssh root@192.168.138.58</text:p>
      <text:p text:style-name="Standard"><text:s text:c="3"/>47 <text:s/>sudo apt-get update</text:p>
      <text:p text:style-name="Standard"><text:s text:c="3"/>48 <text:s/>sudo apt install gnuradio</text:p>
      <text:p text:style-name="Standard"><text:s text:c="3"/>49 <text:s/>sudo ldconfig</text:p>
      <text:p text:style-name="Standard"><text:s text:c="3"/>50 <text:s/>uhd_find_devices </text:p>
      <text:p text:style-name="Standard"><text:s text:c="3"/>51 <text:s/>uhd_usrp_probe </text:p>
      <text:p text:style-name="Standard"><text:s text:c="3"/>52 <text:s/>uhd_find_devices </text:p>
      <text:p text:style-name="Standard"><text:s text:c="3"/>53 <text:s/>uhd_usrp_probe </text:p>
      <text:p text:style-name="Standard"><text:s text:c="3"/>54 <text:s/>cd uhd/</text:p>
      <text:p text:style-name="Standard"><text:s text:c="3"/>55 <text:s/>ls</text:p>
      <text:p text:style-name="Standard"><text:s text:c="3"/>56 <text:s/>cd host/</text:p>
      <text:p text:style-name="Standard"><text:s text:c="3"/>57 <text:s/>ls</text:p>
      <text:p text:style-name="Standard"><text:s text:c="3"/>58 <text:s/>cd build/</text:p>
      <text:p text:style-name="Standard"><text:soft-page-break/><text:s text:c="3"/>59 <text:s/>ls</text:p>
      <text:p text:style-name="Standard"><text:s text:c="3"/>60 <text:s/>sudo make uninstall</text:p>
      <text:p text:style-name="Standard"><text:s text:c="3"/>61 <text:s/>cd <text:s/></text:p>
      <text:p text:style-name="Standard"><text:s text:c="3"/>62* </text:p>
      <text:p text:style-name="Standard"><text:s text:c="3"/>63 <text:s/>uhd_find_devices </text:p>
      <text:p text:style-name="Standard"><text:s text:c="3"/>64 <text:s/>sudo apt install uhdhost</text:p>
      <text:p text:style-name="Standard"><text:s text:c="3"/>65 <text:s/>sudo apt install uhd-host</text:p>
      <text:p text:style-name="Standard"><text:s text:c="3"/>66 <text:s/>uhd_find_devices </text:p>
      <text:p text:style-name="Standard"><text:s text:c="3"/>67 <text:s/>uhd_usrp_probe </text:p>
      <text:p text:style-name="Standard"><text:s text:c="3"/>68 <text:s/>sudo apt autoremove uhd-host</text:p>
      <text:p text:style-name="Standard"><text:s text:c="3"/>69 <text:s/>sudo apt autoremove gnuradio</text:p>
      <text:p text:style-name="Standard"><text:s text:c="3"/>70 <text:s/>cd uhd/</text:p>
      <text:p text:style-name="Standard"><text:s text:c="3"/>71 <text:s/>ls</text:p>
      <text:p text:style-name="Standard"><text:s text:c="3"/>72 <text:s/>cd host/</text:p>
      <text:p text:style-name="Standard"><text:s text:c="3"/>73 <text:s/>cd build/</text:p>
      <text:p text:style-name="Standard"><text:s text:c="3"/>74 <text:s/>ls</text:p>
      <text:p text:style-name="Standard"><text:s text:c="3"/>75 <text:s/>sudo make install</text:p>
      <text:p text:style-name="Standard"><text:s text:c="3"/>76 <text:s/>sudo ldconfig</text:p>
      <text:p text:style-name="Standard"><text:s text:c="3"/>77 <text:s/>uhd_find_devices </text:p>
      <text:p text:style-name="Standard"><text:s text:c="3"/>78 <text:s/>uhd_usrp_probe </text:p>
      <text:p text:style-name="Standard"><text:s text:c="3"/>79 <text:s/>sudo sysctl -w net.core.wmem_max=2500000</text:p>
      <text:p text:style-name="Standard"><text:s text:c="3"/>80 <text:s/>uhd_usrp_probe </text:p>
      <text:p text:style-name="Standard"><text:s text:c="3"/>81 <text:s/>sudo sysctl -w net.core.rmem_max=2500000</text:p>
      <text:p text:style-name="Standard"><text:s text:c="3"/>82 <text:s/>cd <text:s/></text:p>
      <text:p text:style-name="Standard"><text:s text:c="3"/>83 <text:s/>sudo apt install git cmake g++ libboost-all-dev libgmp-dev swig python3-numpy python3-mako python3-sphinx python3-lxml doxygen libfftw3-dev libsdl1.2-dev libgsl-dev libqwt-qt5-dev libqt5opengl5-dev python3-pyqt5 liblog4cpp5-dev libzmq3-dev python3-yaml python3-click python3-click-plugins python3-zmq python3-scipy python3-gi python3-gi-cairo gir1.2-gtk-3.0 libcodec2-dev libgsm1-dev libusb-1.0-0 libusb-1.0-0-dev libudev-dev</text:p>
      <text:p text:style-name="Standard"><text:s text:c="3"/>84 <text:s/>sudo apt install pybind11-dev python3-matplotlib libsndfile1-dev python3-pip libsoapysdr-dev soapysdr-tools</text:p>
      <text:p text:style-name="Standard"><text:s text:c="3"/>85 <text:s/>pip install pygccxml</text:p>
      <text:p text:style-name="Standard"><text:s text:c="3"/>86 <text:s/>pip install pyqtgraph</text:p>
      <text:p text:style-name="Standard"><text:s text:c="3"/>87 <text:s/>sudo apt install libiio-dev libad9361-dev libspdlog-dev python3-packaging python3-jsonschema</text:p>
      <text:p text:style-name="Standard"><text:s text:c="3"/>88 <text:s/>git clone --recursive https://github.com/gnuradio/volk.git</text:p>
      <text:p text:style-name="Standard"><text:s text:c="3"/>89 <text:s/>cd volk</text:p>
      <text:p text:style-name="Standard"><text:s text:c="3"/>90 <text:s/>mkdir build</text:p>
      <text:p text:style-name="Standard"><text:s text:c="3"/>91 <text:s/>cd build</text:p>
      <text:p text:style-name="Standard"><text:s text:c="3"/>92 <text:s/>cmake -DCMAKE_BUILD_TYPE=Release -DPYTHON_EXECUTABLE=/usr/bin/python3 ../</text:p>
      <text:p text:style-name="Standard"><text:s text:c="3"/>93 <text:s/>make</text:p>
      <text:p text:style-name="Standard"><text:s text:c="3"/>94 <text:s/>make test</text:p>
      <text:p text:style-name="Standard"><text:s text:c="3"/>95 <text:s/>sudo make install</text:p>
      <text:p text:style-name="Standard"><text:s text:c="3"/>96 <text:s/>sudo ldconfig</text:p>
      <text:p text:style-name="Standard"><text:s text:c="3"/>97 <text:s/>cd </text:p>
      <text:p text:style-name="Standard"><text:s text:c="3"/>98 <text:s/>git clone https://github.com/gnuradio/gnuradio.git</text:p>
      <text:p text:style-name="Standard"><text:s text:c="3"/>99 <text:s/>cd gnuradio</text:p>
      <text:p text:style-name="Standard"><text:s text:c="2"/>100 <text:s/>git checkout maint-3.9</text:p>
      <text:p text:style-name="Standard"><text:s text:c="2"/>101 <text:s/>mkdir build</text:p>
      <text:p text:style-name="Standard"><text:s text:c="2"/>102 <text:s/>cd build</text:p>
      <text:p text:style-name="Standard"><text:soft-page-break/><text:s text:c="2"/>103 <text:s/>cmake -DCMAKE_BUILD_TYPE=Release -DPYTHON_EXECUTABLE=/usr/bin/python3 ../</text:p>
      <text:p text:style-name="Standard"><text:s text:c="2"/>104 <text:s/>make test</text:p>
      <text:p text:style-name="Standard"><text:s text:c="2"/>105 <text:s/>make</text:p>
      <text:p text:style-name="Standard"><text:s text:c="2"/>106 <text:s/>make test</text:p>
      <text:p text:style-name="Standard"><text:s text:c="2"/>107 <text:s/>sudo make install</text:p>
      <text:p text:style-name="Standard"><text:s text:c="2"/>108 <text:s/>sudo ldconfi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7:59:48.204202763</meta:creation-date>
    <dc:date>2023-05-11T18:10:11.615255163</dc:date>
    <meta:editing-duration>PT13S</meta:editing-duration>
    <meta:editing-cycles>1</meta:editing-cycles>
    <meta:document-statistic meta:table-count="0" meta:image-count="0" meta:object-count="0" meta:page-count="3" meta:paragraph-count="99" meta:word-count="338" meta:character-count="2763" meta:non-whitespace-character-count="2120"/>
    <meta:generator>LibreOffice/6.4.7.2$Linux_X86_64 LibreOffice_project/40$Build-2</meta:generator>
  </office:meta>
</office:document-meta>
</file>